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8:31:32.2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31:51.447000000</dc:date>
    <meta:editing-duration>PT17M49S</meta:editing-duration>
    <meta:editing-cycles>5</meta:editing-cycles>
    <meta:generator>LibreOffice/7.3.0.3$Windows_X86_64 LibreOffice_project/0f246aa12d0eee4a0f7adcefbf7c878fc2238db3</meta:generator>
    <meta:document-statistic meta:table-count="1" meta:cell-count="12" meta:object-count="0"/>
  </office:meta>
</office:document-meta>
</file>